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7000000913EE03E0CE9A0FEC3.png" manifest:media-type="image/png"/>
  <manifest:file-entry manifest:full-path="Pictures/10000000000002AB000001D2E568DB01D47CFFDF.png" manifest:media-type="image/png"/>
  <manifest:file-entry manifest:full-path="Pictures/1000000000000383000000EEACA1B77A372E1BDA.png" manifest:media-type="image/png"/>
  <manifest:file-entry manifest:full-path="Pictures/1000000000000177000000AB3C0F932AF611ADE1.png" manifest:media-type="image/png"/>
  <manifest:file-entry manifest:full-path="Pictures/100000000000032A000000CEB4DCC2418C5D49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94cm" svg:y="-1.367cm" svg:width="11.121cm" svg:height="7.588cm" draw:z-index="0"><draw:image xlink:href="Pictures/10000000000002AB000001D2E568DB01D47CFFDF.png" xlink:type="simple" xlink:show="embed" xlink:actuate="onLoad"/></draw:frame><draw:frame draw:style-name="fr1" draw:name="Image2" text:anchor-type="paragraph" svg:x="5.366cm" svg:y="7.491cm" svg:width="6.107cm" svg:height="2.783cm" draw:z-index="1"><draw:image xlink:href="Pictures/1000000000000177000000AB3C0F932AF611ADE1.png" xlink:type="simple" xlink:show="embed" xlink:actuate="onLoad"/></draw:frame><draw:frame draw:style-name="fr1" draw:name="Image3" text:anchor-type="paragraph" svg:x="2.134cm" svg:y="11.853cm" svg:width="13.189cm" svg:height="3.355cm" draw:z-index="2"><draw:image xlink:href="Pictures/100000000000032A000000CEB4DCC2418C5D49C2.png" xlink:type="simple" xlink:show="embed" xlink:actuate="onLoad"/></draw:frame><draw:frame draw:style-name="fr1" draw:name="Image4" text:anchor-type="paragraph" svg:x="1.392cm" svg:y="17.468cm" svg:width="14.637cm" svg:height="3.875cm" draw:z-index="3"><draw:image xlink:href="Pictures/1000000000000383000000EEACA1B77A372E1BDA.png" xlink:type="simple" xlink:show="embed" xlink:actuate="onLoad"/></draw:frame><draw:frame draw:style-name="fr1" draw:name="Image5" text:anchor-type="paragraph" svg:x="1.409cm" svg:y="23.544cm" svg:width="14.963cm" svg:height="2.36cm" draw:z-index="4"><draw:image xlink:href="Pictures/1000000000000397000000913EE03E0CE9A0FE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4:50:49.036517823</meta:creation-date>
    <dc:date>2017-04-29T14:55:44.500061438</dc:date>
    <meta:editing-duration>PT4M57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